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866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1508in"/>
    </style:style>
    <style:style style:name="co6" style:family="table-column">
      <style:table-column-properties fo:break-before="auto" style:column-width="1.2508in"/>
    </style:style>
    <style:style style:name="co7" style:family="table-column">
      <style:table-column-properties fo:break-before="auto" style:column-width="1.1429in"/>
    </style:style>
    <style:style style:name="co8" style:family="table-column">
      <style:table-column-properties fo:break-before="auto" style:column-width="2.0437in"/>
    </style:style>
    <style:style style:name="co9" style:family="table-column">
      <style:table-column-properties fo:break-before="auto" style:column-width="0.957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">
      <style:text-properties fo:font-size="14pt" style:font-size-asian="14pt" style:font-size-complex="14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2-speed-resul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10"/>
        <table:table-column table:style-name="co9" table:default-cell-style-name="ce16"/>
        <table:table-row table:style-name="ro1">
          <table:table-cell table:style-name="ce3" office:value-type="string" calcext:value-type="string" table:number-columns-spanned="9" table:number-rows-spanned="1">
            <text:p>C2 compilation speedup of late barrier expansion over early barrier expansion for G1</text:p>
          </table:table-cell>
          <table:covered-table-cell table:number-columns-repeated="2"/>
          <table:covered-table-cell table:number-columns-repeated="6" table:style-name="ce2"/>
        </table:table-row>
        <table:table-row table:style-name="ro1">
          <table:table-cell table:number-columns-repeated="3"/>
          <table:table-cell table:style-name="ce2" table:number-columns-repeated="6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2" table:number-rows-spanned="1">
            <text:p>early barrier expansion</text:p>
          </table:table-cell>
          <table:covered-table-cell table:style-name="ce2"/>
          <table:table-cell table:style-name="ce8" office:value-type="string" calcext:value-type="string" table:number-columns-spanned="2" table:number-rows-spanned="1">
            <text:p>late barrier expansion</text:p>
          </table:table-cell>
          <table:covered-table-cell table:style-name="ce2"/>
          <table:table-cell table:style-name="ce2" table:number-columns-repeated="2"/>
        </table:table-row>
        <table:table-row table:style-name="ro1">
          <table:table-cell table:style-name="ce7" office:value-type="string" calcext:value-type="string">
            <text:p>platform</text:p>
          </table:table-cell>
          <table:table-cell table:style-name="ce7" office:value-type="string" calcext:value-type="string">
            <text:p>benchmark</text:p>
          </table:table-cell>
          <table:table-cell table:style-name="ce7" office:value-type="string" calcext:value-type="string">
            <text:p>size</text:p>
          </table:table-cell>
          <table:table-cell table:style-name="ce7" office:value-type="string" calcext:value-type="string">
            <text:p>speed (bc/s)</text:p>
          </table:table-cell>
          <table:table-cell table:style-name="ce7" office:value-type="string" calcext:value-type="string">
            <text:p>error (bc/s)</text:p>
          </table:table-cell>
          <table:table-cell table:style-name="ce7" office:value-type="string" calcext:value-type="string">
            <text:p>speed (bc/s)</text:p>
          </table:table-cell>
          <table:table-cell table:style-name="ce7" office:value-type="string" calcext:value-type="string">
            <text:p>error (bc/s)</text:p>
          </table:table-cell>
          <table:table-cell table:style-name="ce7" office:value-type="string" calcext:value-type="string">
            <text:p>significant (α = 0.01)</text:p>
          </table:table-cell>
          <table:table-cell table:style-name="ce7"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linux-x64</text:p>
          </table:table-cell>
          <table:table-cell office:value-type="string" calcext:value-type="string">
            <text:p>fop</text:p>
          </table:table-cell>
          <table:table-cell office:value-type="string" calcext:value-type="string">
            <text:p>default</text:p>
          </table:table-cell>
          <table:table-cell office:value-type="float" office:value="63455.09025" calcext:value-type="float">
            <text:p>63455</text:p>
          </table:table-cell>
          <table:table-cell office:value-type="float" office:value="112.101174" calcext:value-type="float">
            <text:p>112</text:p>
          </table:table-cell>
          <table:table-cell office:value-type="float" office:value="78298.88295" calcext:value-type="float">
            <text:p>78299</text:p>
          </table:table-cell>
          <table:table-cell office:value-type="float" office:value="127.444923" calcext:value-type="float">
            <text:p>127</text:p>
          </table:table-cell>
          <table:table-cell office:value-type="string" calcext:value-type="string">
            <text:p>true</text:p>
          </table:table-cell>
          <table:table-cell table:formula="of:=[.F5]/[.D5]" office:value-type="float" office:value="1.23392595679115" calcext:value-type="float">
            <text:p>1.23x</text:p>
          </table:table-cell>
        </table:table-row>
        <table:table-row table:style-name="ro1">
          <table:table-cell office:value-type="string" calcext:value-type="string">
            <text:p>linux-x6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large</text:p>
          </table:table-cell>
          <table:table-cell office:value-type="float" office:value="67395.957025" calcext:value-type="float">
            <text:p>67396</text:p>
          </table:table-cell>
          <table:table-cell office:value-type="float" office:value="499.355546" calcext:value-type="float">
            <text:p>499</text:p>
          </table:table-cell>
          <table:table-cell office:value-type="float" office:value="77834.973725" calcext:value-type="float">
            <text:p>77835</text:p>
          </table:table-cell>
          <table:table-cell office:value-type="float" office:value="617.544974" calcext:value-type="float">
            <text:p>618</text:p>
          </table:table-cell>
          <table:table-cell office:value-type="string" calcext:value-type="string">
            <text:p>true</text:p>
          </table:table-cell>
          <table:table-cell table:formula="of:=[.F6]/[.D6]" office:value-type="float" office:value="1.1548908445076" calcext:value-type="float">
            <text:p>1.15x</text:p>
          </table:table-cell>
        </table:table-row>
        <table:table-row table:style-name="ro1">
          <table:table-cell office:value-type="string" calcext:value-type="string">
            <text:p>linux-x64</text:p>
          </table:table-cell>
          <table:table-cell office:value-type="string" calcext:value-type="string">
            <text:p>jython</text:p>
          </table:table-cell>
          <table:table-cell office:value-type="string" calcext:value-type="string">
            <text:p>large</text:p>
          </table:table-cell>
          <table:table-cell office:value-type="float" office:value="58908.38565" calcext:value-type="float">
            <text:p>58908</text:p>
          </table:table-cell>
          <table:table-cell office:value-type="float" office:value="238.999412" calcext:value-type="float">
            <text:p>239</text:p>
          </table:table-cell>
          <table:table-cell office:value-type="float" office:value="72960.97575" calcext:value-type="float">
            <text:p>72961</text:p>
          </table:table-cell>
          <table:table-cell office:value-type="float" office:value="271.791268" calcext:value-type="float">
            <text:p>272</text:p>
          </table:table-cell>
          <table:table-cell office:value-type="string" calcext:value-type="string">
            <text:p>true</text:p>
          </table:table-cell>
          <table:table-cell table:formula="of:=[.F7]/[.D7]" office:value-type="float" office:value="1.23854991008398" calcext:value-type="float">
            <text:p>1.24x</text:p>
          </table:table-cell>
        </table:table-row>
        <table:table-row table:style-name="ro1">
          <table:table-cell office:value-type="string" calcext:value-type="string">
            <text:p>linux-x64</text:p>
          </table:table-cell>
          <table:table-cell office:value-type="string" calcext:value-type="string">
            <text:p>luindex</text:p>
          </table:table-cell>
          <table:table-cell office:value-type="string" calcext:value-type="string">
            <text:p>default</text:p>
          </table:table-cell>
          <table:table-cell office:value-type="float" office:value="64901.868925" calcext:value-type="float">
            <text:p>64902</text:p>
          </table:table-cell>
          <table:table-cell office:value-type="float" office:value="135.977269" calcext:value-type="float">
            <text:p>136</text:p>
          </table:table-cell>
          <table:table-cell office:value-type="float" office:value="79807.105025" calcext:value-type="float">
            <text:p>79807</text:p>
          </table:table-cell>
          <table:table-cell office:value-type="float" office:value="168.49478" calcext:value-type="float">
            <text:p>168</text:p>
          </table:table-cell>
          <table:table-cell office:value-type="string" calcext:value-type="string">
            <text:p>true</text:p>
          </table:table-cell>
          <table:table-cell table:formula="of:=[.F8]/[.D8]" office:value-type="float" office:value="1.22965804139206" calcext:value-type="float">
            <text:p>1.23x</text:p>
          </table:table-cell>
        </table:table-row>
        <table:table-row table:style-name="ro1">
          <table:table-cell office:value-type="string" calcext:value-type="string">
            <text:p>linux-x64</text:p>
          </table:table-cell>
          <table:table-cell office:value-type="string" calcext:value-type="string">
            <text:p>lusearch</text:p>
          </table:table-cell>
          <table:table-cell office:value-type="string" calcext:value-type="string">
            <text:p>large</text:p>
          </table:table-cell>
          <table:table-cell office:value-type="float" office:value="79394.557925" calcext:value-type="float">
            <text:p>79395</text:p>
          </table:table-cell>
          <table:table-cell office:value-type="float" office:value="135.307345" calcext:value-type="float">
            <text:p>135</text:p>
          </table:table-cell>
          <table:table-cell office:value-type="float" office:value="94813.3294" calcext:value-type="float">
            <text:p>94813</text:p>
          </table:table-cell>
          <table:table-cell office:value-type="float" office:value="173.678908" calcext:value-type="float">
            <text:p>174</text:p>
          </table:table-cell>
          <table:table-cell office:value-type="string" calcext:value-type="string">
            <text:p>true</text:p>
          </table:table-cell>
          <table:table-cell table:formula="of:=[.F9]/[.D9]" office:value-type="float" office:value="1.19420438727759" calcext:value-type="float">
            <text:p>1.19x</text:p>
          </table:table-cell>
        </table:table-row>
        <table:table-row table:style-name="ro1">
          <table:table-cell office:value-type="string" calcext:value-type="string">
            <text:p>linux-x64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large</text:p>
          </table:table-cell>
          <table:table-cell office:value-type="float" office:value="58423.28575" calcext:value-type="float">
            <text:p>58423</text:p>
          </table:table-cell>
          <table:table-cell office:value-type="float" office:value="715.859359" calcext:value-type="float">
            <text:p>716</text:p>
          </table:table-cell>
          <table:table-cell office:value-type="float" office:value="71578.608025" calcext:value-type="float">
            <text:p>71579</text:p>
          </table:table-cell>
          <table:table-cell office:value-type="float" office:value="724.724072" calcext:value-type="float">
            <text:p>725</text:p>
          </table:table-cell>
          <table:table-cell office:value-type="string" calcext:value-type="string">
            <text:p>true</text:p>
          </table:table-cell>
          <table:table-cell table:formula="of:=[.F10]/[.D10]" office:value-type="float" office:value="1.22517258497396" calcext:value-type="float">
            <text:p>1.23x</text:p>
          </table:table-cell>
        </table:table-row>
        <table:table-row table:style-name="ro1">
          <table:table-cell office:value-type="string" calcext:value-type="string">
            <text:p>linux-x64</text:p>
          </table:table-cell>
          <table:table-cell office:value-type="string" calcext:value-type="string">
            <text:p>sunflow</text:p>
          </table:table-cell>
          <table:table-cell office:value-type="string" calcext:value-type="string">
            <text:p>large</text:p>
          </table:table-cell>
          <table:table-cell office:value-type="float" office:value="57637.125425" calcext:value-type="float">
            <text:p>57637</text:p>
          </table:table-cell>
          <table:table-cell office:value-type="float" office:value="490.269072" calcext:value-type="float">
            <text:p>490</text:p>
          </table:table-cell>
          <table:table-cell office:value-type="float" office:value="64759.316125" calcext:value-type="float">
            <text:p>64759</text:p>
          </table:table-cell>
          <table:table-cell office:value-type="float" office:value="565.791755" calcext:value-type="float">
            <text:p>566</text:p>
          </table:table-cell>
          <table:table-cell office:value-type="string" calcext:value-type="string">
            <text:p>true</text:p>
          </table:table-cell>
          <table:table-cell table:formula="of:=[.F11]/[.D11]" office:value-type="float" office:value="1.12356949878196" calcext:value-type="float">
            <text:p>1.12x</text:p>
          </table:table-cell>
        </table:table-row>
        <table:table-row table:style-name="ro1">
          <table:table-cell office:value-type="string" calcext:value-type="string">
            <text:p>linux-x64</text:p>
          </table:table-cell>
          <table:table-cell office:value-type="string" calcext:value-type="string">
            <text:p>xalan</text:p>
          </table:table-cell>
          <table:table-cell office:value-type="string" calcext:value-type="string">
            <text:p>large</text:p>
          </table:table-cell>
          <table:table-cell office:value-type="float" office:value="59118.065425" calcext:value-type="float">
            <text:p>59118</text:p>
          </table:table-cell>
          <table:table-cell office:value-type="float" office:value="661.305071" calcext:value-type="float">
            <text:p>661</text:p>
          </table:table-cell>
          <table:table-cell office:value-type="float" office:value="74422.77805" calcext:value-type="float">
            <text:p>74423</text:p>
          </table:table-cell>
          <table:table-cell office:value-type="float" office:value="611.911384" calcext:value-type="float">
            <text:p>612</text:p>
          </table:table-cell>
          <table:table-cell office:value-type="string" calcext:value-type="string">
            <text:p>true</text:p>
          </table:table-cell>
          <table:table-cell table:formula="of:=[.F12]/[.D12]" office:value-type="float" office:value="1.25888385411421" calcext:value-type="float">
            <text:p>1.26x</text:p>
          </table:table-cell>
        </table:table-row>
        <table:table-row table:style-name="ro1">
          <table:table-cell office:value-type="string" calcext:value-type="string">
            <text:p>macosx-aarch64</text:p>
          </table:table-cell>
          <table:table-cell office:value-type="string" calcext:value-type="string">
            <text:p>fop</text:p>
          </table:table-cell>
          <table:table-cell office:value-type="string" calcext:value-type="string">
            <text:p>default</text:p>
          </table:table-cell>
          <table:table-cell office:value-type="float" office:value="115112.894825" calcext:value-type="float">
            <text:p>115113</text:p>
          </table:table-cell>
          <table:table-cell office:value-type="float" office:value="149.473352" calcext:value-type="float">
            <text:p>149</text:p>
          </table:table-cell>
          <table:table-cell office:value-type="float" office:value="145688.803775" calcext:value-type="float">
            <text:p>145689</text:p>
          </table:table-cell>
          <table:table-cell office:value-type="float" office:value="195.795077" calcext:value-type="float">
            <text:p>196</text:p>
          </table:table-cell>
          <table:table-cell office:value-type="string" calcext:value-type="string">
            <text:p>true</text:p>
          </table:table-cell>
          <table:table-cell table:formula="of:=[.F13]/[.D13]" office:value-type="float" office:value="1.26561671476061" calcext:value-type="float">
            <text:p>1.27x</text:p>
          </table:table-cell>
        </table:table-row>
        <table:table-row table:style-name="ro1">
          <table:table-cell office:value-type="string" calcext:value-type="string">
            <text:p>macosx-aarch6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large</text:p>
          </table:table-cell>
          <table:table-cell office:value-type="float" office:value="122142.8084" calcext:value-type="float">
            <text:p>122143</text:p>
          </table:table-cell>
          <table:table-cell office:value-type="float" office:value="1762.052116" calcext:value-type="float">
            <text:p>1762</text:p>
          </table:table-cell>
          <table:table-cell office:value-type="float" office:value="143624.531825" calcext:value-type="float">
            <text:p>143625</text:p>
          </table:table-cell>
          <table:table-cell office:value-type="float" office:value="2169.652633" calcext:value-type="float">
            <text:p>2170</text:p>
          </table:table-cell>
          <table:table-cell office:value-type="string" calcext:value-type="string">
            <text:p>true</text:p>
          </table:table-cell>
          <table:table-cell table:formula="of:=[.F14]/[.D14]" office:value-type="float" office:value="1.17587382922006" calcext:value-type="float">
            <text:p>1.18x</text:p>
          </table:table-cell>
        </table:table-row>
        <table:table-row table:style-name="ro1">
          <table:table-cell office:value-type="string" calcext:value-type="string">
            <text:p>macosx-aarch64</text:p>
          </table:table-cell>
          <table:table-cell office:value-type="string" calcext:value-type="string">
            <text:p>jython</text:p>
          </table:table-cell>
          <table:table-cell office:value-type="string" calcext:value-type="string">
            <text:p>large</text:p>
          </table:table-cell>
          <table:table-cell office:value-type="float" office:value="102729.578075" calcext:value-type="float">
            <text:p>102730</text:p>
          </table:table-cell>
          <table:table-cell office:value-type="float" office:value="189.947019" calcext:value-type="float">
            <text:p>190</text:p>
          </table:table-cell>
          <table:table-cell office:value-type="float" office:value="121595.1026" calcext:value-type="float">
            <text:p>121595</text:p>
          </table:table-cell>
          <table:table-cell office:value-type="float" office:value="217.351698" calcext:value-type="float">
            <text:p>217</text:p>
          </table:table-cell>
          <table:table-cell office:value-type="string" calcext:value-type="string">
            <text:p>true</text:p>
          </table:table-cell>
          <table:table-cell table:formula="of:=[.F15]/[.D15]" office:value-type="float" office:value="1.1836425777124" calcext:value-type="float">
            <text:p>1.18x</text:p>
          </table:table-cell>
        </table:table-row>
        <table:table-row table:style-name="ro1">
          <table:table-cell office:value-type="string" calcext:value-type="string">
            <text:p>macosx-aarch64</text:p>
          </table:table-cell>
          <table:table-cell office:value-type="string" calcext:value-type="string">
            <text:p>luindex</text:p>
          </table:table-cell>
          <table:table-cell office:value-type="string" calcext:value-type="string">
            <text:p>default</text:p>
          </table:table-cell>
          <table:table-cell office:value-type="float" office:value="124253.1654" calcext:value-type="float">
            <text:p>124253</text:p>
          </table:table-cell>
          <table:table-cell office:value-type="float" office:value="199.613979" calcext:value-type="float">
            <text:p>200</text:p>
          </table:table-cell>
          <table:table-cell office:value-type="float" office:value="148502.63" calcext:value-type="float">
            <text:p>148503</text:p>
          </table:table-cell>
          <table:table-cell office:value-type="float" office:value="221.057133" calcext:value-type="float">
            <text:p>221</text:p>
          </table:table-cell>
          <table:table-cell office:value-type="string" calcext:value-type="string">
            <text:p>true</text:p>
          </table:table-cell>
          <table:table-cell table:formula="of:=[.F16]/[.D16]" office:value-type="float" office:value="1.195161745151" calcext:value-type="float">
            <text:p>1.20x</text:p>
          </table:table-cell>
        </table:table-row>
        <table:table-row table:style-name="ro1">
          <table:table-cell office:value-type="string" calcext:value-type="string">
            <text:p>macosx-aarch64</text:p>
          </table:table-cell>
          <table:table-cell office:value-type="string" calcext:value-type="string">
            <text:p>lusearch</text:p>
          </table:table-cell>
          <table:table-cell office:value-type="string" calcext:value-type="string">
            <text:p>large</text:p>
          </table:table-cell>
          <table:table-cell office:value-type="float" office:value="146309.941825" calcext:value-type="float">
            <text:p>146310</text:p>
          </table:table-cell>
          <table:table-cell office:value-type="float" office:value="325.181744" calcext:value-type="float">
            <text:p>325</text:p>
          </table:table-cell>
          <table:table-cell office:value-type="float" office:value="167065.832975" calcext:value-type="float">
            <text:p>167066</text:p>
          </table:table-cell>
          <table:table-cell office:value-type="float" office:value="444.885318" calcext:value-type="float">
            <text:p>445</text:p>
          </table:table-cell>
          <table:table-cell office:value-type="string" calcext:value-type="string">
            <text:p>true</text:p>
          </table:table-cell>
          <table:table-cell table:formula="of:=[.F17]/[.D17]" office:value-type="float" office:value="1.14186247968594" calcext:value-type="float">
            <text:p>1.14x</text:p>
          </table:table-cell>
        </table:table-row>
        <table:table-row table:style-name="ro1">
          <table:table-cell office:value-type="string" calcext:value-type="string">
            <text:p>macosx-aarch64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large</text:p>
          </table:table-cell>
          <table:table-cell office:value-type="float" office:value="106160.06715" calcext:value-type="float">
            <text:p>106160</text:p>
          </table:table-cell>
          <table:table-cell office:value-type="float" office:value="917.445041" calcext:value-type="float">
            <text:p>917</text:p>
          </table:table-cell>
          <table:table-cell office:value-type="float" office:value="126950.135675" calcext:value-type="float">
            <text:p>126950</text:p>
          </table:table-cell>
          <table:table-cell office:value-type="float" office:value="970.767662" calcext:value-type="float">
            <text:p>971</text:p>
          </table:table-cell>
          <table:table-cell office:value-type="string" calcext:value-type="string">
            <text:p>true</text:p>
          </table:table-cell>
          <table:table-cell table:formula="of:=[.F18]/[.D18]" office:value-type="float" office:value="1.19583699486196" calcext:value-type="float">
            <text:p>1.20x</text:p>
          </table:table-cell>
        </table:table-row>
        <table:table-row table:style-name="ro1">
          <table:table-cell office:value-type="string" calcext:value-type="string">
            <text:p>macosx-aarch64</text:p>
          </table:table-cell>
          <table:table-cell office:value-type="string" calcext:value-type="string">
            <text:p>sunflow</text:p>
          </table:table-cell>
          <table:table-cell office:value-type="string" calcext:value-type="string">
            <text:p>large</text:p>
          </table:table-cell>
          <table:table-cell office:value-type="float" office:value="114303.257225" calcext:value-type="float">
            <text:p>114303</text:p>
          </table:table-cell>
          <table:table-cell office:value-type="float" office:value="1063.953082" calcext:value-type="float">
            <text:p>1064</text:p>
          </table:table-cell>
          <table:table-cell office:value-type="float" office:value="129707.30975" calcext:value-type="float">
            <text:p>129707</text:p>
          </table:table-cell>
          <table:table-cell office:value-type="float" office:value="1002.567544" calcext:value-type="float">
            <text:p>1003</text:p>
          </table:table-cell>
          <table:table-cell office:value-type="string" calcext:value-type="string">
            <text:p>true</text:p>
          </table:table-cell>
          <table:table-cell table:formula="of:=[.F19]/[.D19]" office:value-type="float" office:value="1.13476477310422" calcext:value-type="float">
            <text:p>1.13x</text:p>
          </table:table-cell>
        </table:table-row>
        <table:table-row table:style-name="ro1">
          <table:table-cell office:value-type="string" calcext:value-type="string">
            <text:p>macosx-aarch64</text:p>
          </table:table-cell>
          <table:table-cell office:value-type="string" calcext:value-type="string">
            <text:p>xalan</text:p>
          </table:table-cell>
          <table:table-cell office:value-type="string" calcext:value-type="string">
            <text:p>large</text:p>
          </table:table-cell>
          <table:table-cell office:value-type="float" office:value="105881.2079" calcext:value-type="float">
            <text:p>105881</text:p>
          </table:table-cell>
          <table:table-cell office:value-type="float" office:value="1032.877956" calcext:value-type="float">
            <text:p>1033</text:p>
          </table:table-cell>
          <table:table-cell office:value-type="float" office:value="127405.991675" calcext:value-type="float">
            <text:p>127406</text:p>
          </table:table-cell>
          <table:table-cell office:value-type="float" office:value="1076.090491" calcext:value-type="float">
            <text:p>1076</text:p>
          </table:table-cell>
          <table:table-cell office:value-type="string" calcext:value-type="string">
            <text:p>true</text:p>
          </table:table-cell>
          <table:table-cell table:formula="of:=[.F20]/[.D20]" office:value-type="float" office:value="1.20329182299591" calcext:value-type="float">
            <text:p>1.20x</text:p>
          </table:table-cell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number-columns-repeated="2"/>
          <table:table-cell table:style-name="ce2" table:number-columns-repeated="4"/>
          <table:table-cell table:style-name="ce15"/>
          <table:table-cell table:style-name="ce17" table:formula="of:=GEOMEAN([.I5:.I20])" office:value-type="float" office:value="1.19644128158761" calcext:value-type="float">
            <text:p>1.20x</text:p>
          </table:table-cell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5" office:value-type="string" calcext:value-type="string" table:number-columns-spanned="9" table:number-rows-spanned="1">
            <text:p>(benchmarks from the <text:a xlink:href="https://www.dacapobench.org/" xlink:type="simple">DaCapo 9.12-bach suite</text:a>)</text:p>
          </table:table-cell>
          <table:covered-table-cell table:number-columns-repeated="8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1"/>
      <number:text>x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7">00/00/0000</text:date>, <text:time style:data-style-name="N2" text:time-value="07:32:55.736108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4-07T07:37:00.104180403</dc:date>
    <meta:editing-duration>PT25M38S</meta:editing-duration>
    <meta:editing-cycles>13</meta:editing-cycles>
    <meta:generator>LibreOffice/6.4.7.2$Linux_X86_64 LibreOffice_project/40$Build-2</meta:generator>
    <meta:document-statistic meta:table-count="1" meta:cell-count="159" meta:object-count="0"/>
  </office:meta>
</office:document-meta>
</file>